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eab5" officeooo:paragraph-rsid="000deab5"/>
    </style:style>
    <style:style style:name="P2" style:family="paragraph" style:parent-style-name="Standard">
      <style:text-properties officeooo:rsid="000e9fd4" officeooo:paragraph-rsid="000e9fd4"/>
    </style:style>
    <style:style style:name="P3" style:family="paragraph" style:parent-style-name="Standard">
      <style:text-properties officeooo:rsid="000e9fd4" officeooo:paragraph-rsid="0014e3c0"/>
    </style:style>
    <style:style style:name="P4" style:family="paragraph" style:parent-style-name="Standard">
      <style:text-properties officeooo:rsid="000aa30d" officeooo:paragraph-rsid="0010a17d"/>
    </style:style>
    <style:style style:name="P5" style:family="paragraph" style:parent-style-name="Standard">
      <style:text-properties officeooo:rsid="000c59c9" officeooo:paragraph-rsid="0013ace7"/>
    </style:style>
    <style:style style:name="P6" style:family="paragraph" style:parent-style-name="Standard">
      <style:text-properties officeooo:rsid="0016329e" officeooo:paragraph-rsid="0016329e"/>
    </style:style>
    <style:style style:name="T1" style:family="text">
      <style:text-properties officeooo:rsid="000bef7e"/>
    </style:style>
    <style:style style:name="T2" style:family="text">
      <style:text-properties officeooo:rsid="00121903"/>
    </style:style>
    <style:style style:name="T3" style:family="text">
      <style:text-properties officeooo:rsid="0014e3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 order to bring traceability of the elements of a computer, or electronic devices derived from this, we have developed a tool capable of handling that procedure. This tool can trace all the life-cycle of the component or computer from it is retired to the final destination and reutilization of it. It is able to manage computers that are obsolete per year and it can be reused to create new equipment or in other side to be correctly recycling. <text:span text:style-name="T1">This tool is initially developed for the management of computer equipment, but it can be applied to any kind of product for its traceability. Also with this tool we can get carbon footprint of any of inserted elements.</text:span></text:p>
      <text:p text:style-name="P5">The tool is designed on a client-server side architecture and developed with html and php that provides multi-user support and management of those users. <text:span text:style-name="T2">It has a user management support with a set of permissions to let administrator user choose which parts of the system can see each user. The system can include multilanguage option, but at present, it is only into Spanish. The elements are stored in a father and child hierarchical structure. A father element obtains all its characteristics from its children elements. All child elements can include a carbon footprint, the carbon footprint in a father element is the sum of all carbon footprints of its elements.</text:span></text:p>
      <text:p text:style-name="P1">With this tool we can know all life states of an electronic component, from the component is received until it is recycled.</text:p>
      <text:p text:style-name="P3">There are two ways to handle the elements. In one manner we can use every electronic component as unique element in the other side we have the reconstruction of computers, with this option a complete computer can be done from the electronic devices stored in the database. <text:span text:style-name="T3">These processes of reconstruction are defined by a series of stages that are defined by default or if they can be modified according to the administrator needs. Each of these reconstruction phases has associated a value of carbon footprint to be adding to the life cycle of each element. With this, the system is able to provide a report of carbon footprint between given dates or a complete report.</text:span></text:p>
      <text:p text:style-name="P6">A set of tests was defined to check the right running of this software. This tests and its results are defined and explained in this work with its result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09:37:38.687939976</meta:creation-date>
    <dc:date>2014-07-23T14:04:01.736344405</dc:date>
    <meta:editing-duration>PT45M26S</meta:editing-duration>
    <meta:editing-cycles>8</meta:editing-cycles>
    <meta:generator>LibreOffice/4.2.4.2$Linux_X86_64 LibreOffice_project/420m0$Build-2</meta:generator>
    <meta:document-statistic meta:table-count="0" meta:image-count="0" meta:object-count="0" meta:page-count="1" meta:paragraph-count="5" meta:word-count="394" meta:character-count="2285" meta:non-whitespace-character-count="1895"/>
  </office:meta>
</office:document-meta>
</file>